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3.7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gr1" style:family="graphic">
      <style:graphic-properties draw:stroke="none" svg:stroke-color="#000000" draw:fill="none" draw:fill-color="#ffffff" fo:min-height="1.449cm"/>
      <style:paragraph-properties style:writing-mode="lr-tb" fo:text-align="center"/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gr2" style:family="graphic">
      <style:graphic-properties draw:stroke="none" svg:stroke-color="#000000" draw:fill="none" draw:fill-color="#ffffff" fo:min-height="1.449cm"/>
      <style:paragraph-properties style:writing-mode="lr-tb" fo:text-align="center"/>
      <style:text-properties fo:color="#00a933" loext:opacity="100%" fo:font-size="16pt" fo:font-weight="bold" style:font-size-asian="16pt" style:font-weight-asian="bold" style:font-size-complex="16pt" style:font-weight-complex="bold"/>
    </style:style>
    <style:style style:name="gr3" style:family="graphic">
      <style:graphic-properties draw:marker-end="Arrow" draw:marker-end-width="0.2cm"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color="#00a933" loext:opacity="100%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a933" loext:opacity="100%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</style:style>
    <style:style style:name="T1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a933" loext:opacity="100%"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5.403cm" svg:height="1.449cm" svg:x="5.335cm" svg:y="4.801cm">
            <draw:text-box>
              <text:p text:style-name="P1"><text:span text:style-name="T1">Errado! A contagem</text:span><text:span text:style-name="T1"><text:line-break/></text:span><text:span text:style-name="T1">começa em 1.</text:span></text:p>
            </draw:text-box>
          </draw:frame>
          <draw:frame draw:z-index="1" draw:name="Text Frame 2" draw:style-name="gr2" draw:text-style-name="P4" svg:width="5.403cm" svg:height="1.449cm" svg:x="11.374cm" svg:y="4.8cm">
            <draw:text-box>
              <text:p text:style-name="P3"><text:span text:style-name="T2">Correto! A contagem</text:span><text:span text:style-name="T2"><text:line-break/></text:span><text:span text:style-name="T2">começa em 0.</text:span></text:p>
            </draw:text-box>
          </draw:frame>
          <draw:line draw:z-index="2" draw:name="Line 1" draw:style-name="gr3" draw:text-style-name="P5" svg:x1="6.437cm" svg:y1="4.779cm" svg:x2="7.007cm" svg:y2="3.259cm">
            <text:p/>
          </draw:line>
          <draw:line draw:z-index="3" draw:name="Line 2" draw:style-name="gr3" draw:text-style-name="P5" svg:x1="12.336cm" svg:y1="4.89cm" svg:x2="13.033cm" svg:y2="3.17cm">
            <text:p/>
          </draw:line>
        </table:shapes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1" table:number-columns-repeated="1014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7" table:number-rows-spanned="1">
            <text:p>Como contar 3 elementos: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lementos:</text:p>
          </table:table-cell>
          <table:covered-table-cell table:style-name="ce3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Contagem:</text:p>
          </table:table-cell>
          <table:covered-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rantes Araújo Silva Filho</meta:initial-creator>
    <meta:creation-date>2023-09-12T22:47:24.152650778</meta:creation-date>
    <dc:date>2023-09-12T22:55:56.397884413</dc:date>
    <dc:creator>Abrantes Araújo Silva Filho</dc:creator>
    <meta:editing-duration>PT8M32S</meta:editing-duration>
    <meta:editing-cycles>1</meta:editing-cycles>
    <meta:generator>LibreOffice/7.3.7.2$Linux_X86_64 LibreOffice_project/30$Build-2</meta:generator>
    <meta:document-statistic meta:table-count="1" meta:cell-count="15" meta:object-count="4"/>
  </office:meta>
</office:document-meta>
</file>